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7.19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fo:font-size="9pt" style:font-size-asian="9pt" style:font-size-complex="9pt"/>
    </style:style>
    <style:style style:name="ce6" style:family="table-cell" style:parent-style-name="Default">
      <style:text-properties fo:color="#cc0066"/>
    </style:style>
    <style:style style:name="ce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8" style:family="table-cell" style:parent-style-name="Default">
      <style:text-properties fo:color="#009900"/>
    </style:style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fo:color="#800000"/>
    </style:style>
    <style:style style:name="ce11" style:family="table-cell" style:parent-style-name="Default">
      <style:text-properties fo:color="#cc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ext-properties style:use-window-font-color="true" style:text-line-through-style="solid" style:text-line-through-type="single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9900" style:font-name="Liberation Sans" style:font-name-asian="Droid Sans Fallback" style:font-name-complex="FreeSans"/>
    </style:style>
    <style:style style:name="ce18" style:family="table-cell" style:parent-style-name="Default">
      <style:table-cell-properties fo:background-color="transparent"/>
      <style:text-properties fo:color="#009900"/>
    </style:style>
    <style:style style:name="ce19" style:family="table-cell" style:parent-style-name="Default">
      <style:text-properties fo:color="#009900" fo:font-weight="normal" style:font-weight-asian="normal" style:font-weight-complex="normal"/>
    </style:style>
    <style:style style:name="ce20" style:family="table-cell" style:parent-style-name="Default">
      <style:text-properties fo:color="#009900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22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006600"/>
    </style:style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weight-asian="bold" style:font-weight-complex="bold"/>
    </style:style>
    <style:style style:name="T5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0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change to fullScreen, move to new window, size again reduce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6" office:value-type="string" calcext:value-type="string">
            <text:p>text (like health) center mein lao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7"/>
          <table:table-cell table:number-columns-repeated="12"/>
        </table:table-row>
        <table:table-row table:style-name="ro1">
          <table:table-cell/>
          <table:table-cell table:style-name="ce2"/>
          <table:table-cell table:number-columns-repeated="3"/>
          <table:table-cell table:style-name="ce1" office:value-type="string" calcext:value-type="string">
            <text:p>Me-todo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8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5.54cm" svg:height="0.596cm" svg:x="8.034cm" svg:y="12.922cm" draw:caption-point-x="-1.271cm" draw:caption-point-y="-1.624cm">
              <dc:date>2014-10-22T00:00:00</dc:date>
              <text:p text:style-name="P1"><text:span text:style-name="T1">Not feasible as per current design</text:span></text:p>
            </office:annotation>
            <text:p>Dynamic screen size</text:p>
          </table:table-cell>
          <table:table-cell table:number-columns-repeated="7"/>
          <table:table-cell office:value-type="string" calcext:value-type="string">
            <office:annotation office:display="true" draw:style-name="gr1" draw:text-style-name="P3" svg:width="3.888cm" svg:height="0.596cm" svg:x="23.975cm" svg:y="7.211cm" draw:caption-point-x="0.85cm" draw:caption-point-y="4.087cm">
              <dc:date>2014-10-22T00:00:00</dc:date>
              <text:p text:style-name="P1"><text:span text:style-name="T2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 calcext:value-type="string">
            <office:annotation office:display="true" draw:style-name="gr1" draw:text-style-name="P2" svg:width="3.227cm" svg:height="0.596cm" svg:x="8.172cm" svg:y="13.879cm" draw:caption-point-x="-1.409cm" draw:caption-point-y="-2.129cm">
              <dc:date>2014-10-22T00:00:00</dc:date>
              <text:p text:style-name="P1"><text:span text:style-name="T1">Looks fine, leave it</text:span></text:p>
            </office:annotation>
            <text:p>check if anything required to be done for spaceVacant</text:p>
          </table:table-cell>
          <table:table-cell table:number-columns-repeated="7"/>
          <table:table-cell table:style-name="ce13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4" office:value-type="string" calcext:value-type="string">
            <text:p>g++ Main.cpp ImageLoader.cpp -lGL -lsfml-audio -lglut -lGLU</text:p>
          </table:table-cell>
          <table:table-cell table:number-columns-repeated="4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7.003cm" svg:height="0.596cm" svg:x="21.778cm" svg:y="10.639cm" draw:caption-point-x="-13.078cm" draw:caption-point-y="-8.823cm">
              <dc:date>2014-10-21T00:00:00</dc:date>
              <text:p text:style-name="P1"><text:span text:style-name="T1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7.534cm" svg:height="0.596cm" svg:x="23.944cm" svg:y="2.723cm" draw:caption-point-x="-12.087cm" draw:caption-point-y="-0.004cm">
              <dc:date>2014-10-21T00:00:00</dc:date>
              <text:p text:style-name="P1"><text:span text:style-name="T1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2" svg:width="11.497cm" svg:height="0.596cm" svg:x="23.972cm" svg:y="3.573cm" draw:caption-point-x="-12.115cm" draw:caption-point-y="0.049cm">
              <dc:date>2014-10-21T00:00:00</dc:date>
              <text:p text:style-name="P5"><text:span text:style-name="T1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6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2" svg:width="5.71cm" svg:height="0.596cm" svg:x="21.695cm" svg:y="17.812cm" draw:caption-point-x="-12.995cm" draw:caption-point-y="-9.674cm">
              <dc:date>2014-10-21T00:00:00</dc:date>
              <text:p text:style-name="P1"><text:span text:style-name="T1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5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string" calcext:value-type="string">
            <text:p>Items bag</text:p>
          </table:table-cell>
          <table:table-cell table:style-name="ce9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2" svg:width="5.689cm" svg:height="0.596cm" svg:x="21.688cm" svg:y="17.81cm" draw:caption-point-x="-9.831cm" draw:caption-point-y="2.971cm">
              <dc:date>2014-10-21T00:00:00</dc:date>
              <text:p text:style-name="P1"><text:span text:style-name="T1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7" office:value-type="string" calcext:value-type="string">
            <text:p>Background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Bonus&gt;</text:p>
          </table:table-cell>
          <table:table-cell office:value-type="string" calcext:value-type="string">
            <text:p>* can even add water (there can be item/magic like going from water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8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how details in attribute space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20" office:value-type="string" calcext:value-type="string">
            <text:p>A*</text:p>
          </table:table-cell>
          <table:table-cell table:number-columns-repeated="2"/>
          <table:table-cell office:value-type="string" calcext:value-type="string">
            <text:p>* collision detection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8" office:value-type="string" calcext:value-type="string">
            <text:p>Images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style-name="ce23" table:number-columns-repeated="2"/>
          <table:table-cell table:number-columns-repeated="2"/>
          <table:table-cell table:style-name="ce26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9" office:value-type="string" calcext:value-type="string">
            <text:p>check having multiple pages in openGL</text:p>
          </table:table-cell>
          <table:table-cell table:style-name="ce18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1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18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1" table:number-columns-repeated="2"/>
          <table:table-cell table:number-columns-repeated="8"/>
        </table:table-row>
        <table:table-row table:style-name="ro1">
          <table:table-cell table:style-name="ce1"/>
          <table:table-cell table:style-name="ce20" office:value-type="string" calcext:value-type="string">
            <text:p>Selecting basic/magic power</text:p>
          </table:table-cell>
          <table:table-cell table:number-columns-repeated="6"/>
          <table:table-cell table:style-name="ce25" office:value-type="string" calcext:value-type="string">
            <office:annotation office:display="true" draw:style-name="gr1" draw:text-style-name="P2" svg:width="3.107cm" svg:height="0.596cm" svg:x="29.609cm" svg:y="11.913cm" draw:caption-point-x="-1.588cm" draw:caption-point-y="5.707cm">
              <dc:date>2014-11-01T00:00:00</dc:date>
              <text:p text:style-name="P2">Not implementing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update the current power</text:p>
          </table:table-cell>
          <table:table-cell table:number-columns-repeated="5"/>
          <table:table-cell table:style-name="ce23"/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Taking an item will change the properties</text:p>
          </table:table-cell>
          <table:table-cell table:number-columns-repeated="5"/>
          <table:table-cell office:value-type="string" calcext:value-type="string">
            <text:p>Notification: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print in notification tab – which item taken</text:p>
          </table:table-cell>
          <table:table-cell table:number-columns-repeated="5"/>
          <table:table-cell office:value-type="string" calcext:value-type="string">
            <text:p>Speed Fastest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Start the global_item_timer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8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8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4" office:value-type="string" calcext:value-type="string">
            <text:p>enemy Health reduces – reduce enemy health, <text:span text:style-name="T5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2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4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blocking opponents area – show 'no Access image' on map, 'wrong' on mouse click</text:p>
          </table:table-cell>
          <table:table-cell table:number-columns-repeated="7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2" svg:width="8.503cm" svg:height="0.596cm" svg:x="22.975cm" svg:y="34.864cm" draw:caption-point-x="-8.5cm" draw:caption-point-y="7.592cm">
              <dc:date>2014-10-24T00:00:00</dc:date>
              <text:p text:style-name="P1"><text:span text:style-name="T1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/>
          <table:table-cell table:style-name="ce22" office:value-type="string" calcext:value-type="string">
            <text:p>Bot</text:p>
          </table:table-cell>
          <table:table-cell table:style-name="ce22"/>
          <table:table-cell table:number-columns-repeated="7"/>
        </table:table-row>
        <table:table-row table:style-name="ro2">
          <table:table-cell/>
          <table:table-cell table:style-name="ce22"/>
          <table:table-cell table:style-name="ce22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layer leaves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3.544855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1T18:02:54.328570811</dc:date>
    <meta:editing-duration>P2DT1H26M5S</meta:editing-duration>
    <meta:editing-cycles>269</meta:editing-cycles>
    <meta:generator>LibreOffice/4.2.6.3$Linux_X86_64 LibreOffice_project/420m0$Build-3</meta:generator>
    <meta:document-statistic meta:table-count="4" meta:cell-count="198" meta:object-count="0"/>
  </office:meta>
</office:document-meta>
</file>